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office:font-face-decls>
  <office:automatic-styles>
    <style:style style:name="P1" style:family="paragraph" style:parent-style-name="Standard">
      <style:text-properties officeooo:rsid="000fdf21" officeooo:paragraph-rsid="000fdf21"/>
    </style:style>
    <style:style style:name="P2" style:family="paragraph" style:parent-style-name="Standard" style:list-style-name="L1">
      <style:text-properties officeooo:rsid="000fdf21" officeooo:paragraph-rsid="000fdf21"/>
    </style:style>
    <style:style style:name="P3" style:family="paragraph" style:parent-style-name="Standard" style:list-style-name="L1">
      <style:text-properties officeooo:rsid="0010f9cc" officeooo:paragraph-rsid="0010f9cc"/>
    </style:style>
    <style:style style:name="P4" style:family="paragraph" style:parent-style-name="Standard" style:list-style-name="L1">
      <style:text-properties officeooo:rsid="00117a72" officeooo:paragraph-rsid="00117a72"/>
    </style:style>
    <style:style style:name="P5" style:family="paragraph" style:parent-style-name="Standard" style:list-style-name="L1">
      <style:text-properties officeooo:rsid="0011bd3f" officeooo:paragraph-rsid="0011bd3f"/>
    </style:style>
    <style:style style:name="T1" style:family="text">
      <style:text-properties style:text-position="super 58%"/>
    </style:style>
    <style:style style:name="T2" style:family="text">
      <style:text-properties style:text-line-through-style="solid" style:text-line-through-type="single"/>
    </style:style>
    <style:style style:name="T3" style:family="text">
      <style:text-properties style:text-line-through-style="none" style:text-line-through-type="none"/>
    </style:style>
    <style:style style:name="T4" style:family="text">
      <style:text-properties officeooo:rsid="00111db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28<text:span text:style-name="T1">th</text:span>, 2023</text:p>
      <text:p text:style-name="P1">KitKat Dambeck</text:p>
      <text:p text:style-name="P1">Expository Writing</text:p>
      <text:p text:style-name="P1">Notes on Immune to Reality</text:p>
      <text:p text:style-name="P1"/>
      <text:list text:style-name="L1">
        <text:list-item>
          <text:p text:style-name="P2">Daniel Gilbert.</text:p>
          <text:list>
            <text:list-item>
              <text:p text:style-name="P2">Bruh not another positive psychologist!</text:p>
              <text:list>
                <text:list-item>
                  <text:p text:style-name="P2">aaaaaaggggggghhhhhhhhrrrrrrrrrrrrr. pop science hog wash. </text:p>
                </text:list-item>
                <text:list-item>
                  <text:p text:style-name="P2">“realizing that psychology ‘wasn’t just about crazy people’” wow thanks, glad to know you don’t think I’m crazy. welcome to the compulsory ableism club. </text:p>
                </text:list-item>
              </text:list>
            </text:list-item>
            <text:list-item>
              <text:p text:style-name="P2">Studies the way in which people try to predict how they will feel.</text:p>
              <text:list>
                <text:list-item>
                  <text:p text:style-name="P2">People are generally not very able to do this.</text:p>
                </text:list-item>
              </text:list>
            </text:list-item>
            <text:list-item>
              <text:p text:style-name="P2">Explains the psychological immune system. </text:p>
              <text:list>
                <text:list-item>
                  <text:p text:style-name="P2">ie coping. </text:p>
                </text:list-item>
                <text:list-item>
                  <text:p text:style-name="P2">Wait is this new? I feel like various coping mechanisms and trauma responses have been researched for a long time.</text:p>
                  <text:list>
                    <text:list-item>
                      <text:p text:style-name="P2">Calm down kitkat, just let the silly man retread ground.</text:p>
                    </text:list-item>
                  </text:list>
                </text:list-item>
              </text:list>
            </text:list-item>
          </text:list>
        </text:list-item>
        <text:list-item>
          <text:p text:style-name="P2">Clever Hans.</text:p>
          <text:list>
            <text:list-item>
              <text:p text:style-name="P2">That horse in Germany that learned to do math by reading their trainers body language.</text:p>
            </text:list-item>
            <text:list-item>
              <text:p text:style-name="P2">I like Hans. I am fan of the funny horse. </text:p>
            </text:list-item>
            <text:list-item>
              <text:p text:style-name="P2">The trainer, Wilhelm von Oston, was shocked to find out that Hans could not in fact do math, ie Oston was fooled. </text:p>
              <text:list>
                <text:list-item>
                  <text:p text:style-name="P2">That is the most German name lmao.</text:p>
                </text:list-item>
              </text:list>
            </text:list-item>
          </text:list>
        </text:list-item>
        <text:list-item>
          <text:p text:style-name="P2">Favorable Facts.</text:p>
          <text:list>
            <text:list-item>
              <text:p text:style-name="P2">When one encounters favorable information, one tends to remember it more effectivly.</text:p>
              <text:list>
                <text:list-item>
                  <text:p text:style-name="P2">Such as with Oston.</text:p>
                </text:list-item>
                <text:list-item>
                  <text:p text:style-name="P2">This effect is called <text:span text:style-name="T2">confirmation bias</text:span><text:span text:style-name="T3">.</text:span></text:p>
                  <text:list>
                    <text:list-item>
                      <text:p text:style-name="P2">No its something about the psychological immune system…</text:p>
                    </text:list-item>
                  </text:list>
                </text:list-item>
              </text:list>
            </text:list-item>
          </text:list>
        </text:list-item>
        <text:list-item>
          <text:p text:style-name="P2">The psychological immune system.</text:p>
          <text:list>
            <text:list-item>
              <text:p text:style-name="P2">One may refer to the process of this system as “tactics” and “strategies” however people are generally unaware of the system, and its effects on their actions. </text:p>
            </text:list-item>
            <text:list-item>
              <text:p text:style-name="P2">People tend to want to believe something, and curate their actions to create that belief. </text:p>
              <text:list>
                <text:list-item>
                  <text:p text:style-name="P2">If someone wants to get of a romantic partner, they’ll ask loaded questions to people who will support them. These actions cultivate moving on from them. If conscious effort is put into this, the effect is broken. </text:p>
                  <text:list>
                    <text:list-item>
                      <text:p text:style-name="P2">It kinda sounds exactly like an explanation of confirmation bias, though I guess there is a lot more about the qualia of the experience, and the function of belief. Low key kind of a chaos magick vibe, in that its about how do you manipulate the unconscious aspects of yourself. Though there’s no chariot yet. </text:p>
                    </text:list-item>
                  </text:list>
                </text:list-item>
              </text:list>
            </text:list-item>
            <text:list-item>
              <text:p text:style-name="P3">Responsible for protecting <text:span text:style-name="T4">one’s </text:span><text:s/>mood.</text:p>
              <text:list>
                <text:list-item>
                  <text:p text:style-name="P3">The immune system favors ignorant, even deceptive, bliss over an uncomfortable truth. </text:p>
                </text:list-item>
              </text:list>
            </text:list-item>
            <text:list-item>
              <text:p text:style-name="P4">Is more activated by more extreme stimuli. </text:p>
            </text:list-item>
          </text:list>
        </text:list-item>
        <text:list-item>
          <text:p text:style-name="P2">Flashing words study. </text:p>
          <text:list>
            <text:list-item>
              <text:p text:style-name="P2">Participants watch a computer screen where a word is flashed for a few milliseconds. They are consistently unable to read the word, however the word seems to have a suggestive effect on the individuals. “hostile” making them judge others poorly, for example. </text:p>
              <text:list>
                <text:list-item>
                  <text:p text:style-name="P2">Further more, people are unaware of the influence upon their actions. Recognizing their actions, they construct ana alibi. </text:p>
                </text:list-item>
              </text:list>
            </text:list-item>
          </text:list>
        </text:list-item>
        <text:list-item>
          <text:p text:style-name="P3">Getting Jilted.</text:p>
          <text:list>
            <text:list-item>
              <text:p text:style-name="P3"><text:soft-page-break/>Getting left at the alter. </text:p>
            </text:list-item>
            <text:list-item>
              <text:p text:style-name="P3">Gilbert gives an example of confirmation bias: the stood up person asking they’re mom ‘they were never really right for me?’ without considering the real truth function off this: neither that they are engaging in confirmation bias, nor that they are seeking affirmation by asking this particular question to this particular person. </text:p>
            </text:list-item>
            <text:list-item>
              <text:p text:style-name="P3">People, Gilbert assumes, will rate getting jilted as a good experience in hindsight, but a bad one in foresight. This is the core of emotional forecasting, and its distortions. </text:p>
            </text:list-item>
          </text:list>
        </text:list-item>
        <text:list-item>
          <text:p text:style-name="P3">The judge jury study.</text:p>
          <text:list>
            <text:list-item>
              <text:p text:style-name="P3">This graph does not have any numbers on it…</text:p>
            </text:list-item>
            <text:list-item>
              <text:p text:style-name="P3">Participants were told they were offered a high paying job as an ice cream taste tester, and came in for a camera interview. They were either told that they would be judged by a single judge, or by a jury. In the latter case, if any juror voted for the participant, they would get the job ie they will only be rejected with a unanimous no. Participants were asked to predict how they would feel, if they were rejected. Then they were reject, and answered how they actually felt. Both groups felt happier after they were rejected, however jurried participants were much less happy than the other group. </text:p>
            </text:list-item>
            <text:list-item>
              <text:p text:style-name="P3">Swim suit model analogy.</text:p>
              <text:list>
                <text:list-item>
                  <text:p text:style-name="P3">A single model rejects a prospective model, and the model can dismiss them as being out of touch. If the model receives a flat negative reaction from a room, and they cant dismiss it in the same way. The latter case is more troublesome for the psychological immune system. </text:p>
                  <text:list>
                    <text:list-item>
                      <text:p text:style-name="P4">Ugh okay its rant time: “psychological immune system” is such a bull shit pop science thing. Like I believe all the phenomena attributed to it, I just don’t think comparing it to an immune system is helpful. It’s not a dedicated system with specialized cells or anything. And it doesn’t even work like an immune system. Maybe like psychic armor or something. It just pisses me off that some dork can make up a fun sounding and dubiously scientifically founded way of describing human physiology and then sell enough books that it ends up in my school work too. Same with Fredrickson’s “love” system. Writing about love is better marketing than about trust or oxytocin or whatever. At least the love system is actually a system, eg composed of several parts. What are the parts of the psychological immune system? And it sucks that now I have to navigate this level of pop to get to the science. </text:p>
                    </text:list-item>
                  </text:list>
                </text:list-item>
              </text:list>
            </text:list-item>
            <text:list-item>
              <text:p text:style-name="P4">How come participants are unable to predict how they will feel?</text:p>
              <text:list>
                <text:list-item>
                  <text:p text:style-name="P4">They are able to anticipate the psychic injury, but don’t anticipate how their psyche will try and real the damage ie they don’t realize that they can blame one judge more easily than the whole group. </text:p>
                </text:list-item>
                <text:list-item>
                  <text:p text:style-name="P4">In another study, people said they would feel equally bad ab tragedies that happen by accident, or out of human negligence, however in practice people feel less bad when there is a human scape goat. </text:p>
                </text:list-item>
              </text:list>
            </text:list-item>
          </text:list>
        </text:list-item>
        <text:list-item>
          <text:p text:style-name="P4">Regret.</text:p>
          <text:list>
            <text:list-item>
              <text:p text:style-name="P4">An unpleasant emotion felt when one blames themselves for negative outcomes which could have been prevented with prior action. </text:p>
            </text:list-item>
            <text:list-item>
              <text:p text:style-name="P4">There is a strong behavioral bias for avoiding regret. </text:p>
            </text:list-item>
            <text:list-item>
              <text:p text:style-name="P4">There are also many biases which seemingly illogical: people feel more regret when they:</text:p>
              <text:list>
                <text:list-item>
                  <text:p text:style-name="P4">learn more about alternatives than when they don’t.</text:p>
                </text:list-item>
                <text:list-item>
                  <text:p text:style-name="P4">accept bad advice than reject good advice.</text:p>
                </text:list-item>
                <text:list-item>
                  <text:p text:style-name="P4">make bad choices are unusual than conventional.</text:p>
                </text:list-item>
                <text:list-item>
                  <text:p text:style-name="P4">fail by a narrow margin than a wide one. </text:p>
                </text:list-item>
              </text:list>
            </text:list-item>
            <text:list-item>
              <text:p text:style-name="P4"><text:soft-page-break/>People tend to anticipate they will regret foolish action more than foolish inaction, however studies show the opposite is true in practice</text:p>
              <text:list>
                <text:list-item>
                  <text:p text:style-name="P4">Action generally has experiences and other effects that can be used to rationalize the choice. </text:p>
                </text:list-item>
                <text:list-item>
                  <text:p text:style-name="P4">Inaction is difficult to rationalize because there are no experiences to draw on. </text:p>
                  <text:list>
                    <text:list-item>
                      <text:p text:style-name="P4">even in examples where effects are quantifiable, such as stock trading, the brain is less able to process negative choices, compared to positive ones. </text:p>
                    </text:list-item>
                  </text:list>
                </text:list-item>
                <text:list-item>
                  <text:p text:style-name="P4">The effect of this is that is generally beneficial to ones mood to take risky actions.</text:p>
                </text:list-item>
              </text:list>
            </text:list-item>
          </text:list>
        </text:list-item>
        <text:list-item>
          <text:p text:style-name="P4">Triggers of the PIS.</text:p>
          <text:list>
            <text:list-item>
              <text:p text:style-name="P4">Little triggers.</text:p>
              <text:list>
                <text:list-item>
                  <text:p text:style-name="P4">The best offense is one that does not provoke the best defense. </text:p>
                </text:list-item>
                <text:list-item>
                  <text:p text:style-name="P4">If an army were to wage full war on a country, that country would respond with a equally large army, but if a handful of individual terrorists were sent, they could deal more damage due to not triggering a large response.</text:p>
                  <text:list>
                    <text:list-item>
                      <text:p text:style-name="P4">Measures that could prevent the terrorists are too costly and trigger the most false alarms. </text:p>
                    </text:list-item>
                  </text:list>
                </text:list-item>
                <text:list-item>
                  <text:p text:style-name="P4">Relevance to the “psychological immune system.”</text:p>
                  <text:list>
                    <text:list-item>
                      <text:p text:style-name="P4">The PIS is only triggered by big threats. Paradoxically, this makes it easy to get over and feel good about very bad experiences, but difficult to get over slightly bad experiences. </text:p>
                    </text:list-item>
                  </text:list>
                </text:list-item>
                <text:list-item>
                  <text:p text:style-name="P4">The shock experiment.</text:p>
                  <text:list>
                    <text:list-item>
                      <text:p text:style-name="P4">Participants are invited to a extracurricular club whose initiation ritual requires receiving electric shocks, either intense ones or mild ones. Participants from the intense group found the pain worthwhile to get in the group, while the mild group found the experience to be painful.</text:p>
                    </text:list-item>
                    <text:list-item>
                      <text:p text:style-name="P4">Gilbert posits that the intense group had their PIS activated, which emphasized the positives of joining the group, and that the mild group failed to have their PIS activated, and so had lingering regret. </text:p>
                    </text:list-item>
                  </text:list>
                </text:list-item>
                <text:list-item>
                  <text:p text:style-name="P4">The insult experiment.</text:p>
                  <text:list>
                    <text:list-item>
                      <text:p text:style-name="P4">Two participants take a personality test. A scientist gives one of them professional, detailed, but consistently negative feedback. The bystanders had lower opinions of the scientist than the victim.</text:p>
                      <text:list>
                        <text:list-item>
                          <text:p text:style-name="P4">Gilbert posits that the victims had their PIS activated to a higher degree, and were better able to discount the scientist, or interpret the feedback in a positive light. <text:s/></text:p>
                        </text:list-item>
                      </text:list>
                    </text:list-item>
                    <text:list-item>
                      <text:p text:style-name="P4">Additionally, a different group of participants were asked to predict how the first participants would feel, and they predicted that the victim would feel worse than the bystander ie the opposite of what happens in practice. </text:p>
                      <text:list>
                        <text:list-item>
                          <text:p text:style-name="P4">Gilbert asserts again that people generally have a poor understanding of how their PIS will react. </text:p>
                        </text:list-item>
                      </text:list>
                    </text:list-item>
                  </text:list>
                </text:list-item>
              </text:list>
            </text:list-item>
            <text:list-item>
              <text:p text:style-name="P4">Inescapable triggers.</text:p>
              <text:list>
                <text:list-item>
                  <text:p text:style-name="P4">When things are inescapable, then the brain is forced to look for silver linings. </text:p>
                </text:list-item>
                <text:list-item>
                  <text:p text:style-name="P4">The photograph study. </text:p>
                  <text:list>
                    <text:list-item>
                      <text:p text:style-name="P4">Collage students in a black and white photography class. They take a dozen paragraphs. The teacher helps them develop and print two. The students get to keep one and has to mail the other to an archive. The inescapable group has to choose right away. The escapable group also has to choose right away, but has a week to change their mind. <text:s/>The inescapable group liked their photos more than the escapable group. </text:p>
                    </text:list-item>
                    <text:list-item>
                      <text:p text:style-name="P4"><text:soft-page-break/>Another group was asked to predict how the participants would feel. They didn’t think that escapability would effect their feelings. </text:p>
                    </text:list-item>
                    <text:list-item>
                      <text:p text:style-name="P4">A group of photography students were asked what group they would like to be in. They chose the escapable group, despite knowing the negative consiquiences. </text:p>
                      <text:list>
                        <text:list-item>
                          <text:p text:style-name="P4">The desire for freedom to make choices outweighs the freedom from regret. </text:p>
                          <text:list>
                            <text:list-item>
                              <text:p text:style-name="P4">This is what I mean, is it really an “immune” system? What is this exempt from or unresponsive to?? </text:p>
                            </text:list-item>
                          </text:list>
                        </text:list-item>
                        <text:list-item>
                          <text:p text:style-name="P4">The benefits of freedom are obvious, but the costs are invisible. </text:p>
                          <text:list>
                            <text:list-item>
                              <text:p text:style-name="P4">This seems more like a part of a perceptive system than a defense system. </text:p>
                            </text:list-item>
                          </text:list>
                        </text:list-item>
                        <text:list-item>
                          <text:p text:style-name="P4">Making the commitment to inescapably can increase long term happiness. </text:p>
                        </text:list-item>
                      </text:list>
                    </text:list-item>
                  </text:list>
                </text:list-item>
              </text:list>
            </text:list-item>
          </text:list>
        </text:list-item>
        <text:list-item>
          <text:p text:style-name="P4">Explanation.</text:p>
          <text:list>
            <text:list-item>
              <text:p text:style-name="P4">A strategy of the PIS? I’d really appriate a paragraph saying ‘these are the parts of the PIS and they work together like this’ </text:p>
            </text:list-item>
            <text:list-item>
              <text:p text:style-name="P4">Trauma.</text:p>
              <text:list>
                <text:list-item>
                  <text:p text:style-name="P4">Fruit flies associate the circumastances with bad experiences. For example, if shocked while exposed to a smell, they will avoid that smell for the rest of their life.</text:p>
                </text:list-item>
                <text:list-item>
                  <text:p text:style-name="P4">Humans display a similar behavior, though more complicated. Humans tend to make an association with an explanation. </text:p>
                  <text:list>
                    <text:list-item>
                      <text:p text:style-name="P4">EX. (this is also Gilbert projection, not a study) after feeling nauseous on a Ferris wheel, one avoids Ferris wheels, bungee jumping, and sail boats, but not hurdy gurdy music or clowns.</text:p>
                    </text:list-item>
                  </text:list>
                </text:list-item>
                <text:list-item>
                  <text:p text:style-name="P4">Relation to the PIS.</text:p>
                  <text:list>
                    <text:list-item>
                      <text:p text:style-name="P4">The PIS can help explain and thereby defang traumatic experiences. </text:p>
                    </text:list-item>
                    <text:list-item>
                      <text:p text:style-name="P4">A study!</text:p>
                      <text:list>
                        <text:list-item>
                          <text:p text:style-name="P4">Participants who wrote about traumatic experiences (death of loved ones, assault, etc), experienced better health out comes, especially when writing an explanation of the trauma.</text:p>
                        </text:list-item>
                        <text:list-item>
                          <text:p text:style-name="P4">Journaling based 8)</text:p>
                        </text:list-item>
                      </text:list>
                    </text:list-item>
                  </text:list>
                </text:list-item>
              </text:list>
            </text:list-item>
            <text:list-item>
              <text:p text:style-name="P4">Chatroom study.</text:p>
              <text:list>
                <text:list-item>
                  <text:p text:style-name="P4">College students engage with an internet chatroom. They are told that the others are students from other universities, but really its all an AI. The students are asked to write a paragraph about which of the students they like best. They are then sent emails supposedly from all the other students, all having chosen the participant as the favorite. The emails were either labeled with who sent them, or anonymous. All participants were very happy, but those in the anonymous group remained happy for longer. </text:p>
                </text:list-item>
              </text:list>
            </text:list-item>
            <text:list-item>
              <text:p text:style-name="P4">Explained events are easy for the brain to rationalize, even then the explanation is not that good. Unexplained events, by comparison seem mysterious and rare. </text:p>
              <text:list>
                <text:list-item>
                  <text:p text:style-name="P4">In the chatroom study, the brain has a harder time processing and letting go of the anonymous messages than the labeled ones. </text:p>
                </text:list-item>
                <text:list-item>
                  <text:p text:style-name="P4">Movie study: finds that viewers are more likely to keep thinking about a movie with a mysterious ending, and if they liked the movie, remain happier for longer when it is mysterious. </text:p>
                </text:list-item>
                <text:list-item>
                  <text:p text:style-name="P4">Explanation robs events of their emotional impact. </text:p>
                </text:list-item>
              </text:list>
            </text:list-item>
            <text:list-item>
              <text:p text:style-name="P4">Smile Society experiment.</text:p>
              <text:list>
                <text:list-item>
                  <text:p text:style-name="P4">Students in a library are given a dollar coin attached to a note. the not says that its from the smile society, dedicated to random acts of kindness. In one group, the note also said “Who are we? Why do we do what we do?” Then an unaffilater reseacher gave the participants a suervey about their mood. People in the group with the extra non-explaination were less happy than the other group.</text:p>
                </text:list-item>
                <text:list-item>
                  <text:p text:style-name="P4"><text:soft-page-break/>shows the effects of explanation. </text:p>
                </text:list-item>
              </text:list>
            </text:list-item>
            <text:list-item>
              <text:p text:style-name="P4">Addendum: in both the smile society and the chatroom studies, further groups were explained the experiments, and asked which they would like: the explained/labled, or the unexplained/anonyms experience. 75% in the smile society, and 100% in the chatroom, chose explained, even though it was associated with lower happiness. </text:p>
            </text:list-item>
          </text:list>
        </text:list-item>
        <text:list-item>
          <text:p text:style-name="P5">Conclusion. </text:p>
          <text:list>
            <text:list-item>
              <text:p text:style-name="P5">The brain conspires to make oneself happy, but does this outside of ones conscious awareness. </text:p>
            </text:list-item>
            <text:list-item>
              <text:p text:style-name="P5">Often one will consciously act against this conspiracy. </text:p>
            </text:list-item>
          </text:list>
        </text:list-item>
        <text:list-item>
          <text:p text:style-name="P5">Rant time!</text:p>
          <text:list>
            <text:list-item>
              <text:p text:style-name="P5">I’ve been a good girl, its time to rant.</text:p>
            </text:list-item>
            <text:list-item>
              <text:p text:style-name="P5">I think immune system is a stupid analogy. I think the conspiracy analagy at the end is more apt. I think it might be interesting to label agents of the psyche like government positions. really I’d like to see this incorporated into a Jungian model of the psyche. </text:p>
            </text:list-item>
            <text:list-item>
              <text:p text:style-name="P5">I’m peeved that Gilbert hypes of this “system” without ever actually describing it as a system. I think its just a pop science thing. Really its just a collection of psychological processes with a loosely connected theme (the theme is being a human in samsara).</text:p>
            </text:list-item>
            <text:list-item>
              <text:p text:style-name="P5">I think Fredrickson’s writing was more organized, with how they lay out the parts, and then explain the parts, but I think Gilbers science is better. Their tongue is just as silver but less forked. I think if Gilbert did away with the immune system analogy, and spent some time structuring their essay more rigidly, it would be really clear and interesting. I’m mildly frustrated that it isn’t in accordance with my expectations :)</text:p>
            </text:list-item>
            <text:list-item>
              <text:p text:style-name="P5"><text: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2:13:02.987658602</meta:creation-date>
    <dc:date>2023-03-02T13:05:18.956520241</dc:date>
    <meta:editing-duration>P2DT52M16S</meta:editing-duration>
    <meta:editing-cycles>5</meta:editing-cycles>
    <meta:generator>LibreOffice/7.5.0.3$Linux_X86_64 LibreOffice_project/50$Build-3</meta:generator>
    <meta:document-statistic meta:table-count="0" meta:image-count="0" meta:object-count="0" meta:page-count="5" meta:paragraph-count="117" meta:word-count="2357" meta:character-count="13646" meta:non-whitespace-character-count="11454"/>
  </office:meta>
</office:document-meta>
</file>